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 Narrow1" svg:font-family="'Arial Narrow'" style:font-family-generic="swiss"/>
    <style:font-face style:name="Courier New" svg:font-family="'Courier New'" style:font-adornments="Normal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Narrow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 Narrow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Arial Narrow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 Narrow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 Narrow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Arial Narrow" fo:font-weight="bold" style:font-weight-asian="bold"/>
    </style:style>
    <style:style style:name="P12" style:family="paragraph" style:parent-style-name="List_20_Paragraph" style:list-style-name="WWNum2">
      <style:paragraph-properties fo:text-align="justify" style:justify-single-word="false"/>
      <style:text-properties style:font-name="Arial Narrow"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 Narrow" fo:font-size="16pt" fo:font-weight="bold" style:font-size-asian="16pt" style:font-weight-asian="bold" style:font-size-complex="16pt"/>
    </style:style>
    <style:style style:name="T1" style:family="text">
      <style:text-properties style:font-name="Arial Narrow" fo:font-size="10pt" style:font-size-asian="10pt" style:font-size-complex="10pt"/>
    </style:style>
    <style:style style:name="T2" style:family="text">
      <style:text-properties style:font-name="Arial Narrow" fo:font-size="10pt" fo:font-weight="bold" style:font-size-asian="10pt" style:font-weight-asian="bold" style:font-size-complex="10pt"/>
    </style:style>
    <style:style style:name="T3" style:family="text"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7">CRISTINA TORRES SÁNCHEZ</text:p>
      <text:p text:style-name="P8"><text:s/>31 años</text:p>
      <text:p text:style-name="P1">C/ Capitán Gral. Gutiérrez Mellado,35</text:p>
      <text:p text:style-name="P1">41807, Espartinas,Sevilla</text:p>
      <text:p text:style-name="P1">Teléfonos: 674.217.406 / 955.186.153</text:p>
      <text:p text:style-name="P1"/>
      <text:p text:style-name="P11">FORMACIÓN ACADÉMICA</text:p>
      <text:p text:style-name="P9"><text:span text:style-name="T2">PRUEBA DE ACCESO A LA U.P.O CON UNA NOTA MEDIA DE 6’85. </text:span><text:span text:style-name="T1">(Año 2012)</text:span></text:p>
      <text:p text:style-name="P10"><text:span text:style-name="T1">F.P.E.G.M. TÉCNICO AUXILIAR DE ENFERMERÍA </text:span><text:span text:style-name="T3">(Año 2015)</text:span></text:p>
      <text:p text:style-name="P3"/>
      <text:p text:style-name="P3"/>
      <text:p text:style-name="P3"/>
      <text:p text:style-name="P11">IDIOMAS</text:p>
      <text:p text:style-name="P9"><text:span text:style-name="T2">INGLÉS: <text:s text:c="9"/></text:span><text:span text:style-name="T1">Nivel Medio</text:span></text:p>
      <text:p text:style-name="P4"><text:s text:c="24"/>- Curso de Inglés para Atención al público, PRESCAL 2008.</text:p>
      <text:p text:style-name="P6"/>
      <text:p text:style-name="P2"/>
      <text:p text:style-name="P11">EXPERIENCIA LABORAL</text:p>
      <text:p text:style-name="P4"/>
      <text:p text:style-name="P4">• QUIRONSALUD Hospital Infanta Luisa</text:p>
      <text:p text:style-name="P5">Funciones: Administración de medicamentos, aseo y cuidado de pacientes, atención a enfermos y familiares...</text:p>
      <text:p text:style-name="P5">Fecha: Desde Marzo 2016 a la actualidad.</text:p>
      <text:p text:style-name="P5"/>
      <text:p text:style-name="P4">• Cafetería JAMAICA</text:p>
      <text:p text:style-name="P5">Funciones: Atención al público, venta, elaboración y manipulación de alimentos, cuadre de caja…</text:p>
      <text:p text:style-name="P5">Fecha: Mayo-Julio 2014</text:p>
      <text:p text:style-name="P5"/>
      <text:p text:style-name="P4">• Supermercados <text:span text:style-name="T4">SPAR</text:span></text:p>
      <text:p text:style-name="P5">Funciones: Atención al publico, venta, cobros y cuadres de caja, elaboración de pan y bollería diariamente,aperturas y cierres del establecimiento... </text:p>
      <text:p text:style-name="P5">Fecha: Julio-Noviembre 2013</text:p>
      <text:p text:style-name="P5"/>
      <text:p text:style-name="P4">• Delicatessen Helados S.L. (Cafetería Mascarpone)</text:p>
      <text:p text:style-name="P3">Funciones: Atención al público, venta, elaboración y manipulación de alimentos, realización de pedidos…</text:p>
      <text:p text:style-name="P3">Fecha: Abril-Noviembre 2012</text:p>
      <text:p text:style-name="P4"/>
      <text:p text:style-name="P4">• Camarera</text:p>
      <text:p text:style-name="P3">Funciones: Extra en diversos catering como ABADES, asiduamente en el Palacio de Congresos, Salón de celebraciones OASIS, Catering de Paloma Romero, Dehesa la Hierbabuena, Catering Hermanos González...</text:p>
      <text:p text:style-name="P3">Fecha: Mayo 2008-Abril 2018</text:p>
      <text:p text:style-name="P3"/>
      <text:p text:style-name="P4">• JJ Bambino Helad. Y Caf. S.L. (Cafetería FERRETI) Punta Umbría, Huelva.</text:p>
      <text:p text:style-name="P3">Funciones: Atención al público, venta, elaboración y manipulación de alimentos, cuadre de caja…</text:p>
      <text:p text:style-name="P3">Fecha: Junio-Septiembre 2010</text:p>
      <text:p text:style-name="P4"/>
      <text:p text:style-name="P4">• Servicios de Telemarketing, S.A.</text:p>
      <text:p text:style-name="P3">Funciones: Teleoperadora servicio de información comercial y venta-reserva de billetes en el 902 que dispone RENFE.</text:p>
      <text:p text:style-name="P3">Fecha: Junio 2006-Agosto 2007</text:p>
      <text:p text:style-name="P3"/>
      <text:p text:style-name="P4">• Preparados para llevar, S.L.</text:p>
      <text:p text:style-name="P3">Funciones: Manipuladora de alimentos y recepción de pedidos.</text:p>
      <text:p text:style-name="P3">Fecha: Mayo-Julio 2006 / Diciembre 2008-Abril 2009</text:p>
      <text:p text:style-name="P3"/>
      <text:p text:style-name="P4"/>
      <text:p text:style-name="P11">FORMACION COMPLEMENTARIA Y OTROS DATOS DE INTERÉS</text:p>
      <text:list xml:id="list1817859754659090506" text:style-name="WWNum2">
        <text:list-item>
          <text:p text:style-name="P12">Curso de Técnico en mantenimiento de sistema informático, FUNDACION DON BOSCO 2009 </text:p>
        </text:list-item>
        <text:list-item>
          <text:p text:style-name="P12">Carné de conducir B1</text:p>
        </text:list-item>
        <text:list-item>
          <text:p text:style-name="P12">Soy una chica activa, con don de gentes, <text:s/>facilidad de aprendizaje y ganas de trabaj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 Narrow1" svg:font-family="'Arial Narrow'" style:font-family-generic="swiss"/>
    <style:font-face style:name="Courier New" svg:font-family="'Courier New'" style:font-adornments="Normal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name-asian="Times New Roman1" style:font-size-asian="8pt" style:language-asian="es" style:country-asian="ES" style:font-name-complex="Tahoma1" style:font-size-complex="8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Arial Narro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Arial Narro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725cm"/>
        </style:list-level-properties>
        <style:text-properties style:font-name="Arial Narro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99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6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0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7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4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725cm"/>
        </style:list-level-properties>
        <style:text-properties style:font-name="Arial Narro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99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6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0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7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4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27cm" fo:margin-left="2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elia Cordero</meta:initial-creator>
    <meta:editing-cycles>25</meta:editing-cycles>
    <meta:creation-date>2008-01-03T19:29:00</meta:creation-date>
    <dc:date>2019-02-05T10:43:40.72</dc:date>
    <meta:editing-duration>PT53M18S</meta:editing-duration>
    <meta:generator>OpenOffice/4.1.1$Win32 OpenOffice.org_project/411m6$Build-9775</meta:generator>
    <meta:print-date>2013-11-21T13:17:07.42</meta:print-date>
    <dc:creator>Cristina Torres Sánchez</dc:creator>
    <meta:document-statistic meta:table-count="0" meta:image-count="0" meta:object-count="0" meta:page-count="1" meta:paragraph-count="40" meta:word-count="295" meta:character-count="2089"/>
    <meta:user-defined meta:name="AppVersion">12.0000</meta:user-defined>
    <meta:user-defined meta:name="Company">suy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